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2bb4f" officeooo:paragraph-rsid="0012bb4f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normal" officeooo:rsid="001312c9" officeooo:paragraph-rsid="001312c9" style:font-size-asian="10.5pt" style:font-weight-asian="normal" style:font-size-complex="12pt" style:font-weight-complex="normal"/>
    </style:style>
    <style:style style:name="P3" style:family="paragraph" style:parent-style-name="Standard">
      <style:text-properties officeooo:paragraph-rsid="001312c9"/>
    </style:style>
    <style:style style:name="P4" style:family="paragraph" style:parent-style-name="Text_20_body">
      <style:text-properties officeooo:rsid="0015733e" officeooo:paragraph-rsid="0015733e"/>
    </style:style>
    <style:style style:name="P5" style:family="paragraph" style:parent-style-name="Text_20_body">
      <style:text-properties fo:font-size="12pt" fo:font-weight="normal" officeooo:rsid="0015733e" officeooo:paragraph-rsid="0015733e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paragraph-rsid="0015733e"/>
    </style:style>
    <style:style style:name="P7" style:family="paragraph" style:parent-style-name="Text_20_body">
      <style:text-properties officeooo:paragraph-rsid="00183d98"/>
    </style:style>
    <style:style style:name="P8" style:family="paragraph" style:parent-style-name="Text_20_body">
      <style:text-properties officeooo:paragraph-rsid="001db6c0"/>
    </style:style>
    <style:style style:name="P9" style:family="paragraph" style:parent-style-name="Standard" style:list-style-name="L1">
      <style:text-properties officeooo:paragraph-rsid="001312c9"/>
    </style:style>
    <style:style style:name="P10" style:family="paragraph" style:parent-style-name="Standard" style:list-style-name="L2">
      <style:text-properties officeooo:paragraph-rsid="001312c9"/>
    </style:style>
    <style:style style:name="P11" style:family="paragraph" style:parent-style-name="Standard" style:list-style-name="L3">
      <style:text-properties officeooo:paragraph-rsid="00148877"/>
    </style:style>
    <style:style style:name="P12" style:family="paragraph" style:parent-style-name="Standard" style:list-style-name="L3">
      <style:text-properties officeooo:rsid="0015733e" officeooo:paragraph-rsid="0015733e"/>
    </style:style>
    <style:style style:name="P13" style:family="paragraph" style:parent-style-name="Standard">
      <style:text-properties fo:font-weight="bold" officeooo:paragraph-rsid="0020ece0" style:font-weight-asian="bold" style:font-weight-complex="bold"/>
    </style:style>
    <style:style style:name="P14" style:family="paragraph" style:parent-style-name="Standard">
      <style:text-properties fo:font-size="15pt" fo:font-weight="bold" officeooo:rsid="001400b8" officeooo:paragraph-rsid="001400b8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2pt" fo:font-weight="bold" officeooo:paragraph-rsid="0020ece0" style:font-size-asian="12pt" style:font-weight-asian="bold" style:font-size-complex="12pt" style:font-weight-complex="bold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148877"/>
    </style:style>
    <style:style style:name="P18" style:family="paragraph" style:parent-style-name="Text_20_body" style:list-style-name="L4">
      <style:text-properties fo:font-size="13pt" fo:font-weight="bold" officeooo:rsid="00175052" officeooo:paragraph-rsid="00183d98" style:font-size-asian="13pt" style:font-weight-asian="bold" style:font-size-complex="13pt" style:font-weight-complex="bold"/>
    </style:style>
    <style:style style:name="P19" style:family="paragraph" style:parent-style-name="Text_20_body">
      <style:text-properties fo:font-size="13pt" officeooo:rsid="0020ece0" officeooo:paragraph-rsid="0020ece0" style:font-size-asian="13pt" style:font-size-complex="13pt"/>
    </style:style>
    <style:style style:name="P20" style:family="paragraph" style:parent-style-name="Text_20_body">
      <style:text-properties fo:font-size="13pt" officeooo:rsid="0020ece0" officeooo:paragraph-rsid="00215193" style:font-size-asian="13pt" style:font-size-complex="13pt"/>
    </style:style>
    <style:style style:name="P21" style:family="paragraph" style:parent-style-name="Text_20_body" style:list-style-name="L6"/>
    <style:style style:name="P22" style:family="paragraph" style:parent-style-name="Text_20_body" style:list-style-name="L7">
      <style:text-properties officeooo:paragraph-rsid="0020ece0"/>
    </style:style>
    <style:style style:name="P23" style:family="paragraph" style:parent-style-name="Text_20_body" style:list-style-name="L11">
      <style:text-properties officeooo:paragraph-rsid="0020ece0"/>
    </style:style>
    <style:style style:name="P24" style:family="paragraph" style:parent-style-name="Text_20_body" style:list-style-name="L11">
      <style:text-properties officeooo:paragraph-rsid="0021061a"/>
    </style:style>
    <style:style style:name="P25" style:family="paragraph" style:parent-style-name="Text_20_body">
      <style:text-properties officeooo:paragraph-rsid="0020ece0"/>
    </style:style>
    <style:style style:name="P26" style:family="paragraph" style:parent-style-name="Text_20_body">
      <style:text-properties fo:font-size="15pt" fo:font-weight="bold" officeooo:rsid="0015733e" officeooo:paragraph-rsid="0015733e" style:font-size-asian="15pt" style:font-weight-asian="bold" style:font-size-complex="15pt" style:font-weight-complex="bold"/>
    </style:style>
    <style:style style:name="P27" style:family="paragraph" style:parent-style-name="Text_20_body">
      <style:text-properties fo:font-size="14pt" fo:font-weight="bold" officeooo:rsid="00175052" officeooo:paragraph-rsid="00175052" style:font-size-asian="14pt" style:font-weight-asian="bold" style:font-size-complex="14pt" style:font-weight-complex="bold"/>
    </style:style>
    <style:style style:name="P28" style:family="paragraph" style:parent-style-name="Text_20_body" style:list-style-name="L12">
      <style:text-properties officeooo:paragraph-rsid="00226695"/>
    </style:style>
    <style:style style:name="P29" style:family="paragraph" style:parent-style-name="Text_20_body" style:list-style-name="L13">
      <style:text-properties officeooo:paragraph-rsid="00226695"/>
    </style:style>
    <style:style style:name="P30" style:family="paragraph" style:parent-style-name="Text_20_body" style:list-style-name="L14">
      <style:text-properties officeooo:paragraph-rsid="00226695"/>
    </style:style>
    <style:style style:name="P31" style:family="paragraph" style:parent-style-name="Text_20_body">
      <style:text-properties officeooo:paragraph-rsid="00226695"/>
    </style:style>
    <style:style style:name="P32" style:family="paragraph" style:parent-style-name="Text_20_body" style:list-style-name="L13">
      <style:text-properties fo:font-size="12pt" fo:font-weight="bold" officeooo:rsid="001312c9" officeooo:paragraph-rsid="00226695" style:font-size-asian="12pt" style:font-weight-asian="bold" style:font-size-complex="12pt" style:font-weight-complex="bold"/>
    </style:style>
    <style:style style:name="P33" style:family="paragraph" style:parent-style-name="Text_20_body" style:list-style-name="L14">
      <style:text-properties style:text-underline-style="none" officeooo:paragraph-rsid="00226695"/>
    </style:style>
    <style:style style:name="P34" style:family="paragraph" style:parent-style-name="Text_20_body" style:list-style-name="L20"/>
    <style:style style:name="P35" style:family="paragraph" style:parent-style-name="Text_20_body" style:list-style-name="L23"/>
    <style:style style:name="P36" style:family="paragraph" style:parent-style-name="Text_20_body" style:list-style-name="L4">
      <style:paragraph-properties fo:margin-top="0cm" fo:margin-bottom="0cm" loext:contextual-spacing="false"/>
      <style:text-properties officeooo:paragraph-rsid="00183d98"/>
    </style:style>
    <style:style style:name="P37" style:family="paragraph" style:parent-style-name="Text_20_body" style:list-style-name="L5">
      <style:paragraph-properties fo:margin-top="0cm" fo:margin-bottom="0cm" loext:contextual-spacing="false"/>
      <style:text-properties officeooo:paragraph-rsid="00183d98"/>
    </style:style>
    <style:style style:name="P38" style:family="paragraph" style:parent-style-name="Text_20_body" style:list-style-name="L5">
      <style:paragraph-properties fo:margin-top="0cm" fo:margin-bottom="0cm" loext:contextual-spacing="false"/>
      <style:text-properties officeooo:rsid="00183d98" officeooo:paragraph-rsid="00183d98"/>
    </style:style>
    <style:style style:name="P39" style:family="paragraph" style:parent-style-name="Text_20_body" style:list-style-name="L6">
      <style:paragraph-properties fo:margin-top="0cm" fo:margin-bottom="0cm" loext:contextual-spacing="false"/>
    </style:style>
    <style:style style:name="P40" style:family="paragraph" style:parent-style-name="Text_20_body" style:list-style-name="L7">
      <style:paragraph-properties fo:margin-top="0cm" fo:margin-bottom="0cm" loext:contextual-spacing="false"/>
      <style:text-properties officeooo:paragraph-rsid="0020ece0"/>
    </style:style>
    <style:style style:name="P41" style:family="paragraph" style:parent-style-name="Text_20_body">
      <style:paragraph-properties fo:margin-top="0cm" fo:margin-bottom="0.499cm" loext:contextual-spacing="false"/>
      <style:text-properties fo:font-size="14pt" fo:font-style="normal" fo:font-weight="bold" officeooo:rsid="002d08cf" officeooo:paragraph-rsid="002d08cf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Text_20_body">
      <style:paragraph-properties fo:margin-top="0cm" fo:margin-bottom="0.499cm" loext:contextual-spacing="false"/>
      <style:text-properties fo:font-size="12pt" fo:font-weight="bold" officeooo:rsid="00175052" officeooo:paragraph-rsid="0027c22e" style:font-size-asian="10.5pt" style:font-weight-asian="bold" style:font-size-complex="12pt" style:font-weight-complex="bold"/>
    </style:style>
    <style:style style:name="P43" style:family="paragraph" style:parent-style-name="Text_20_body">
      <style:paragraph-properties fo:margin-top="0cm" fo:margin-bottom="0.499cm" loext:contextual-spacing="false"/>
      <style:text-properties fo:font-size="12pt" fo:font-weight="bold" officeooo:rsid="002e9cca" officeooo:paragraph-rsid="002e9cca" style:font-size-asian="10.5pt" style:font-weight-asian="bold" style:font-size-complex="12pt" style:font-weight-complex="bold"/>
    </style:style>
    <style:style style:name="P44" style:family="paragraph" style:parent-style-name="Text_20_body">
      <style:paragraph-properties fo:margin-top="0cm" fo:margin-bottom="0.499cm" loext:contextual-spacing="false"/>
      <style:text-properties fo:font-size="12pt" fo:font-style="normal" fo:font-weight="bold" officeooo:rsid="002e9cca" officeooo:paragraph-rsid="003069ca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Text_20_body">
      <style:paragraph-properties fo:margin-top="0cm" fo:margin-bottom="0.499cm" loext:contextual-spacing="false"/>
      <style:text-properties officeooo:paragraph-rsid="002aae56"/>
    </style:style>
    <style:style style:name="P46" style:family="paragraph" style:parent-style-name="Text_20_body" style:list-style-name="L19">
      <style:paragraph-properties fo:margin-top="0cm" fo:margin-bottom="0.499cm" loext:contextual-spacing="false"/>
      <style:text-properties officeooo:rsid="002d08cf" officeooo:paragraph-rsid="002d08cf"/>
    </style:style>
    <style:style style:name="P47" style:family="paragraph" style:parent-style-name="Text_20_body">
      <style:paragraph-properties fo:margin-top="0cm" fo:margin-bottom="0.499cm" loext:contextual-spacing="false"/>
      <style:text-properties fo:font-size="15pt" fo:font-weight="bold" officeooo:rsid="00175052" officeooo:paragraph-rsid="0027c22e" style:font-size-asian="15pt" style:font-weight-asian="bold" style:font-size-complex="15pt" style:font-weight-complex="bold"/>
    </style:style>
    <style:style style:name="P48" style:family="paragraph" style:parent-style-name="Text_20_body">
      <style:paragraph-properties fo:margin-top="0cm" fo:margin-bottom="0.499cm" loext:contextual-spacing="false"/>
      <style:text-properties officeooo:paragraph-rsid="002d08cf"/>
    </style:style>
    <style:style style:name="P49" style:family="paragraph" style:parent-style-name="Text_20_body" style:list-style-name="L19">
      <style:paragraph-properties fo:margin-top="0cm" fo:margin-bottom="0.499cm" loext:contextual-spacing="false"/>
      <style:text-properties officeooo:paragraph-rsid="002d08cf"/>
    </style:style>
    <style:style style:name="P50" style:family="paragraph" style:parent-style-name="Text_20_body">
      <style:paragraph-properties fo:margin-top="0cm" fo:margin-bottom="0.499cm" loext:contextual-spacing="false"/>
      <style:text-properties fo:font-size="13pt" fo:font-weight="bold" officeooo:rsid="002d08cf" officeooo:paragraph-rsid="002d08cf" style:font-size-asian="13pt" style:font-weight-asian="bold" style:font-size-complex="13pt" style:font-weight-complex="bold"/>
    </style:style>
    <style:style style:name="P51" style:family="paragraph" style:parent-style-name="Text_20_body">
      <style:paragraph-properties fo:margin-top="0cm" fo:margin-bottom="0.499cm" loext:contextual-spacing="false"/>
      <style:text-properties fo:font-size="13pt" fo:font-weight="bold" officeooo:rsid="002d08cf" officeooo:paragraph-rsid="003069ca" style:font-size-asian="13pt" style:font-weight-asian="bold" style:font-size-complex="13pt" style:font-weight-complex="bold"/>
    </style:style>
    <style:style style:name="P52" style:family="paragraph" style:parent-style-name="Text_20_body">
      <style:paragraph-properties fo:margin-top="0cm" fo:margin-bottom="0.499cm" loext:contextual-spacing="false"/>
      <style:text-properties officeooo:paragraph-rsid="002e9cca"/>
    </style:style>
    <style:style style:name="P53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fo:font-size="12pt" fo:font-style="normal" fo:font-weight="bold" officeooo:rsid="002e9cca" officeooo:paragraph-rsid="002e9cca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margin-left="0cm" fo:margin-right="1cm" fo:margin-top="0cm" fo:margin-bottom="0.499cm" loext:contextual-spacing="false" fo:text-indent="0cm" style:auto-text-indent="false"/>
      <style:text-properties fo:font-size="14pt" fo:font-style="normal" fo:font-weight="bold" officeooo:rsid="002d08cf" officeooo:paragraph-rsid="00326a93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Heading_20_2">
      <style:text-properties fo:font-size="13pt" officeooo:paragraph-rsid="00175052" style:font-size-asian="13pt" style:font-size-complex="13pt"/>
    </style:style>
    <style:style style:name="P56" style:family="paragraph" style:parent-style-name="Heading_20_2">
      <style:text-properties fo:font-size="13pt" fo:font-weight="bold" officeooo:rsid="001aa162" officeooo:paragraph-rsid="001db6c0" style:font-size-asian="13pt" style:font-weight-asian="bold" style:font-size-complex="13pt" style:font-weight-complex="bold"/>
    </style:style>
    <style:style style:name="P57" style:family="paragraph" style:parent-style-name="Heading_20_2">
      <style:text-properties officeooo:paragraph-rsid="00215193"/>
    </style:style>
    <style:style style:name="P58" style:family="paragraph" style:parent-style-name="Heading_20_2">
      <style:text-properties officeooo:paragraph-rsid="00226695"/>
    </style:style>
    <style:style style:name="P59" style:family="paragraph" style:parent-style-name="Preformatted_20_Text" style:list-style-name="L11">
      <style:text-properties fo:font-style="italic" fo:font-weight="bold" officeooo:paragraph-rsid="0020ece0" style:font-style-asian="italic" style:font-weight-asian="bold" style:font-style-complex="italic" style:font-weight-complex="bold"/>
    </style:style>
    <style:style style:name="P60" style:family="paragraph" style:parent-style-name="Preformatted_20_Text" style:list-style-name="L20">
      <style:text-properties fo:font-style="italic" fo:font-weight="bold" style:font-style-asian="italic" style:font-weight-asian="bold" style:font-style-complex="italic" style:font-weight-complex="bold"/>
    </style:style>
    <style:style style:name="P61" style:family="paragraph" style:parent-style-name="Preformatted_20_Text" style:list-style-name="L11">
      <style:text-properties style:text-underline-style="none" fo:font-weight="bold" officeooo:paragraph-rsid="0020ece0" style:font-weight-asian="bold" style:font-weight-complex="bold"/>
    </style:style>
    <style:style style:name="P62" style:family="paragraph" style:parent-style-name="Preformatted_20_Text" style:list-style-name="L20"/>
    <style:style style:name="P63" style:family="paragraph" style:parent-style-name="Preformatted_20_Text" style:list-style-name="L20">
      <style:text-properties officeooo:paragraph-rsid="002e9cca"/>
    </style:style>
    <style:style style:name="P64" style:family="paragraph" style:parent-style-name="Preformatted_20_Text" style:list-style-name="L23"/>
    <style:style style:name="P65" style:family="paragraph" style:parent-style-name="Preformatted_20_Text">
      <style:paragraph-properties fo:margin-top="0cm" fo:margin-bottom="0.499cm" loext:contextual-spacing="false"/>
    </style:style>
    <style:style style:name="P66" style:family="paragraph" style:parent-style-name="Preformatted_20_Text">
      <style:paragraph-properties fo:margin-top="0cm" fo:margin-bottom="0.499cm" loext:contextual-spacing="false"/>
      <style:text-properties fo:font-style="italic" fo:font-weight="bold" style:font-style-asian="italic" style:font-weight-asian="bold" style:font-style-complex="italic" style:font-weight-complex="bold"/>
    </style:style>
    <style:style style:name="P67" style:family="paragraph" style:parent-style-name="Preformatted_20_Text" style:list-style-name="L11">
      <style:paragraph-properties fo:margin-top="0cm" fo:margin-bottom="0.499cm" loext:contextual-spacing="false"/>
      <style:text-properties fo:font-style="italic" fo:font-weight="bold" officeooo:paragraph-rsid="0020ece0" style:font-style-asian="italic" style:font-weight-asian="bold" style:font-style-complex="italic" style:font-weight-complex="bold"/>
    </style:style>
    <style:style style:name="P68" style:family="paragraph" style:parent-style-name="Preformatted_20_Text" style:list-style-name="L12">
      <style:paragraph-properties fo:margin-top="0cm" fo:margin-bottom="0.499cm" loext:contextual-spacing="false"/>
      <style:text-properties fo:font-style="italic" fo:font-weight="bold" officeooo:paragraph-rsid="00226695" style:font-style-asian="italic" style:font-weight-asian="bold" style:font-style-complex="italic" style:font-weight-complex="bold"/>
    </style:style>
    <style:style style:name="P69" style:family="paragraph" style:parent-style-name="Preformatted_20_Text" style:list-style-name="L13">
      <style:paragraph-properties fo:margin-top="0cm" fo:margin-bottom="0.499cm" loext:contextual-spacing="false"/>
      <style:text-properties fo:font-style="italic" fo:font-weight="bold" officeooo:paragraph-rsid="00226695" style:font-style-asian="italic" style:font-weight-asian="bold" style:font-style-complex="italic" style:font-weight-complex="bold"/>
    </style:style>
    <style:style style:name="P70" style:family="paragraph" style:parent-style-name="Preformatted_20_Text" style:list-style-name="L14">
      <style:paragraph-properties fo:margin-top="0cm" fo:margin-bottom="0.499cm" loext:contextual-spacing="false"/>
      <style:text-properties fo:font-style="italic" fo:font-weight="bold" officeooo:paragraph-rsid="00226695" style:font-style-asian="italic" style:font-weight-asian="bold" style:font-style-complex="italic" style:font-weight-complex="bold"/>
    </style:style>
    <style:style style:name="P71" style:family="paragraph" style:parent-style-name="Preformatted_20_Text">
      <style:paragraph-properties fo:margin-top="0cm" fo:margin-bottom="0.499cm" loext:contextual-spacing="false"/>
      <style:text-properties fo:font-size="12pt" fo:font-weight="bold" officeooo:rsid="001312c9" officeooo:paragraph-rsid="00226695" style:font-size-asian="12pt" style:font-weight-asian="bold" style:font-size-complex="12pt" style:font-weight-complex="bold"/>
    </style:style>
    <style:style style:name="P72" style:family="paragraph" style:parent-style-name="Preformatted_20_Text" style:list-style-name="L11">
      <style:paragraph-properties fo:margin-top="0cm" fo:margin-bottom="0.499cm" loext:contextual-spacing="false"/>
      <style:text-properties style:text-underline-style="none" fo:font-weight="bold" officeooo:paragraph-rsid="0020ece0" style:font-weight-asian="bold" style:font-weight-complex="bold"/>
    </style:style>
    <style:style style:name="P73" style:family="paragraph" style:parent-style-name="Preformatted_20_Text">
      <style:paragraph-properties fo:margin-top="0cm" fo:margin-bottom="0.499cm" loext:contextual-spacing="false"/>
      <style:text-properties officeooo:paragraph-rsid="002d08cf"/>
    </style:style>
    <style:style style:name="P74" style:family="paragraph" style:parent-style-name="Preformatted_20_Text">
      <style:paragraph-properties fo:margin-top="0cm" fo:margin-bottom="0.499cm" loext:contextual-spacing="false"/>
      <style:text-properties style:font-name="Liberation Sans Narrow" officeooo:paragraph-rsid="002d08cf"/>
    </style:style>
    <style:style style:name="P75" style:family="paragraph" style:parent-style-name="Preformatted_20_Text" style:list-style-name="L20">
      <style:paragraph-properties fo:margin-top="0cm" fo:margin-bottom="0.499cm" loext:contextual-spacing="false"/>
    </style:style>
    <style:style style:name="P76" style:family="paragraph" style:parent-style-name="Preformatted_20_Text" style:list-style-name="L20">
      <style:paragraph-properties fo:margin-top="0cm" fo:margin-bottom="0.499cm" loext:contextual-spacing="false"/>
      <style:text-properties officeooo:paragraph-rsid="002e9cca"/>
    </style:style>
    <style:style style:name="P77" style:family="paragraph" style:parent-style-name="Preformatted_20_Text">
      <style:paragraph-properties fo:margin-top="0cm" fo:margin-bottom="0.499cm" loext:contextual-spacing="false"/>
      <style:text-properties officeooo:paragraph-rsid="002e9cca"/>
    </style:style>
    <style:style style:name="P78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2e9cca" officeooo:paragraph-rsid="002e9cca" style:font-size-asian="10.5pt" style:font-size-complex="12pt"/>
    </style:style>
    <style:style style:name="P79" style:family="paragraph" style:parent-style-name="Preformatted_20_Text" style:list-style-name="L23">
      <style:paragraph-properties fo:margin-top="0cm" fo:margin-bottom="0.499cm" loext:contextual-spacing="false"/>
    </style:style>
    <style:style style:name="P80" style:family="paragraph" style:parent-style-name="Heading_20_4">
      <style:text-properties officeooo:paragraph-rsid="00226695"/>
    </style:style>
    <style:style style:name="P81" style:family="paragraph" style:parent-style-name="Quotations" style:list-style-name="L23"/>
    <style:style style:name="T1" style:family="text">
      <style:text-properties officeooo:rsid="001400b8"/>
    </style:style>
    <style:style style:name="T2" style:family="text">
      <style:text-properties officeooo:rsid="00148877"/>
    </style:style>
    <style:style style:name="T3" style:family="text">
      <style:text-properties fo:font-size="12pt" officeooo:rsid="001312c9" style:font-size-asian="10.5pt" style:font-size-complex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312c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48877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5733e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62b6f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2aae56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e9cc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312c9" style:font-size-asian="12pt" style:font-weight-asian="normal" style:font-size-complex="12pt" style:font-weight-complex="normal"/>
    </style:style>
    <style:style style:name="T13" style:family="text">
      <style:text-properties fo:font-size="12pt" fo:font-weight="bold" officeooo:rsid="001312c9" style:font-size-asian="12pt" style:font-weight-asian="bold" style:font-size-complex="12pt" style:font-weight-complex="bold"/>
    </style:style>
    <style:style style:name="T14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a162" style:font-weight-asian="bold" style:font-weight-complex="bold"/>
    </style:style>
    <style:style style:name="T17" style:family="text">
      <style:text-properties fo:font-weight="bold" officeooo:rsid="00175052" style:font-weight-asian="bold" style:font-weight-complex="bold"/>
    </style:style>
    <style:style style:name="T18" style:family="text">
      <style:text-properties fo:font-weight="bold" officeooo:rsid="00148877" style:font-weight-asian="bold" style:font-weight-complex="bold"/>
    </style:style>
    <style:style style:name="T19" style:family="text">
      <style:text-properties fo:font-weight="bold" officeooo:rsid="00215193" style:font-weight-asian="bold" style:font-weight-complex="bold"/>
    </style:style>
    <style:style style:name="T20" style:family="text">
      <style:text-properties officeooo:rsid="0015733e"/>
    </style:style>
    <style:style style:name="T21" style:family="text">
      <style:text-properties officeooo:rsid="00162b6f"/>
    </style:style>
    <style:style style:name="T22" style:family="text">
      <style:text-properties officeooo:rsid="00183d98"/>
    </style:style>
    <style:style style:name="T23" style:family="text">
      <style:text-properties officeooo:rsid="001aa162"/>
    </style:style>
    <style:style style:name="T24" style:family="text">
      <style:text-properties officeooo:rsid="001c8246"/>
    </style:style>
    <style:style style:name="T25" style:family="text">
      <style:text-properties officeooo:rsid="001db6c0"/>
    </style:style>
    <style:style style:name="T26" style:family="text">
      <style:text-properties officeooo:rsid="001f888b"/>
    </style:style>
    <style:style style:name="T27" style:family="text">
      <style:text-properties officeooo:rsid="0020ece0"/>
    </style:style>
    <style:style style:name="T28" style:family="text">
      <style:text-properties officeooo:rsid="0021061a"/>
    </style:style>
    <style:style style:name="T29" style:family="text">
      <style:text-properties fo:font-size="13pt" fo:font-weight="bold" officeooo:rsid="0020ece0" style:font-size-asian="13pt" style:font-weight-asian="bold" style:font-size-complex="13pt" style:font-weight-complex="bold"/>
    </style:style>
    <style:style style:name="T30" style:family="text">
      <style:text-properties fo:font-size="13pt" officeooo:rsid="0020ece0" style:font-size-asian="13pt" style:font-size-complex="13pt"/>
    </style:style>
    <style:style style:name="T31" style:family="text">
      <style:text-properties fo:font-size="13pt" officeooo:rsid="0029b4bf" style:font-size-asian="13pt" style:font-size-complex="13pt"/>
    </style:style>
    <style:style style:name="T32" style:family="text">
      <style:text-properties officeooo:rsid="00226695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2e9cca" style:font-style-asian="italic" style:font-weight-asian="bold" style:font-style-complex="italic" style:font-weight-complex="bold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000000" fo:font-style="normal" style:text-underline-style="none" fo:font-weight="bold" style:font-style-asian="normal" style:font-weight-asian="bold" style:font-style-complex="normal" style:font-weight-complex="bold"/>
    </style:style>
    <style:style style:name="T39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000000" fo:font-size="12pt" fo:font-style="normal" style:text-underline-style="none" fo:font-weight="bold" officeooo:rsid="00226695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fo:font-size="12pt" fo:font-style="normal" style:text-underline-style="none" fo:font-weight="bold" officeooo:rsid="0020ece0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color="#000000" officeooo:rsid="00226695"/>
    </style:style>
    <style:style style:name="T43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fo:color="#000000" fo:font-weight="bold" style:font-weight-asian="bold" style:font-weight-complex="bold"/>
    </style:style>
    <style:style style:name="T45" style:family="text">
      <style:text-properties fo:color="#000000" style:text-underline-style="none" fo:font-weight="bold" style:font-weight-asian="bold" style:font-weight-complex="bold"/>
    </style:style>
    <style:style style:name="T46" style:family="text">
      <style:text-properties officeooo:rsid="0027c22e"/>
    </style:style>
    <style:style style:name="T47" style:family="text">
      <style:text-properties officeooo:rsid="0029b4bf"/>
    </style:style>
    <style:style style:name="T48" style:family="text">
      <style:text-properties officeooo:rsid="002aae56"/>
    </style:style>
    <style:style style:name="T49" style:family="text">
      <style:text-properties officeooo:rsid="002d08cf"/>
    </style:style>
    <style:style style:name="T50" style:family="text">
      <style:text-properties fo:font-size="14pt" fo:font-style="normal" fo:font-weight="bold" officeooo:rsid="002d08cf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style:font-name="Liberation Serif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Liberation Serif" fo:font-size="12pt" fo:font-style="normal" style:text-underline-style="none" fo:font-weight="normal" officeooo:rsid="002e9cca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Liberation Serif" fo:font-size="12pt" fo:font-style="normal" style:text-underline-style="none" fo:font-weight="normal" officeooo:rsid="003069ca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Liberation Serif" fo:font-size="12pt" fo:font-style="normal" style:text-underline-style="none" style:font-size-asian="10.5pt" style:font-style-asian="normal" style:font-size-complex="12pt" style:font-style-complex="normal"/>
    </style:style>
    <style:style style:name="T55" style:family="text">
      <style:text-properties style:font-name="Liberation Serif" fo:font-style="normal" style:text-underline-style="none" style:font-style-asian="normal" style:font-style-complex="normal"/>
    </style:style>
    <style:style style:name="T56" style:family="text">
      <style:text-properties style:font-name="Liberation Serif" fo:font-style="normal" style:text-underline-style="none" officeooo:rsid="003069ca" style:font-style-asian="normal" style:font-style-complex="normal"/>
    </style:style>
    <style:style style:name="T57" style:family="text">
      <style:text-properties officeooo:rsid="003069ca"/>
    </style:style>
    <style:style style:name="T58" style:family="text">
      <style:text-properties officeooo:rsid="0030a756"/>
    </style:style>
    <style:style style:name="T59" style:family="text">
      <style:text-properties officeooo:rsid="0031a318"/>
    </style:style>
    <style:style style:name="T60" style:family="text">
      <style:text-properties officeooo:rsid="00326a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32cm" fo:text-indent="-0.635cm" fo:margin-left="7.83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X- Approach 1 part II( Inregating with Open edX)</text:p>
      <text:p text:style-name="P1"/>
      <text:p text:style-name="P14">X.1 Open edX installation options</text:p>
      <text:p text:style-name="P1"/>
      <text:p text:style-name="P2">In order to test our local integation what we needed was <text:s/>a running instance of Open edX platform</text:p>
      <text:p text:style-name="P2">on our local machine. <text:span text:style-name="T1">Open edX has provided us with different installation options depending on our use. They are described in brief below.</text:span></text:p>
      <text:p text:style-name="P2"/>
      <text:list xml:id="list3111425306" text:style-name="L1">
        <text:list-item>
          <text:p text:style-name="P9"><text:span text:style-name="Strong_20_Emphasis"><text:span text:style-name="T3">Devstack</text:span></text:span><text:span text:style-name="T5">: useful if </text:span><text:span text:style-name="T6">we</text:span><text:span text:style-name="T5"> want to modify the Open edX code. </text:span>The code will be in directories shared between the host and the guest operating systems. <text:span text:style-name="T2">We should</text:span> run the code in the guest, but can edit i<text:span text:style-name="T2">t i</text:span>n the host, where <text:span text:style-name="T2">we</text:span> can use <text:span text:style-name="T2">our</text:span> own tools.</text:p>
        </text:list-item>
      </text:list>
      <text:list xml:id="list3274898071" text:style-name="L2">
        <text:list-item>
          <text:p text:style-name="P10">For Ginkgo and earlier, devstack was a Vagrant installation.</text:p>
        </text:list-item>
        <text:list-item>
          <text:p text:style-name="P10">For Hawthorn, devstack <text:span text:style-name="T20">is</text:span> based on Docker. An unsupported pre-release is available. </text:p>
        </text:list-item>
      </text:list>
      <text:p text:style-name="P3"/>
      <text:list xml:id="list3424421976" text:style-name="L3">
        <text:list-item>
          <text:p text:style-name="P11"><text:span text:style-name="T2">If we want to run a production installation and want a production like environemnt on our local machne then we can use </text:span><text:span text:style-name="T18">Native</text:span><text:span text:style-name="T2"> or </text:span><text:span text:style-name="T18">Manual</text:span><text:span text:style-name="T2"> installation. </text:span>The Native installation installs the Open edX software on <text:span text:style-name="T26">our</text:span> own Ubuntu 16.04 machine in a production-like configuration. </text:p>
          <text:p text:style-name="P12"/>
        </text:list-item>
        <text:list-item>
          <text:p text:style-name="P17"><text:span text:style-name="T2">If we want a production-like installation for testing, we <text:s/>can use </text:span><text:span text:style-name="T18">Fullstack</text:span><text:span text:style-name="T2"> or </text:span><text:span text:style-name="T18">Native</text:span><text:span text:style-name="T2">. </text:span>Fullstack is a Vagrant instance designed for installing all Open edX services on a single server in a production-like configuration. Fullstack is a pre-packaged Native installation running in a Vagrant virtual machine.</text:p>
        </text:list-item>
        <text:list-item>
          <text:p text:style-name="P16">If <text:span text:style-name="T20">we</text:span> just want to experiment with a running instance of Open edX, <text:span text:style-name="T20">we can </text:span>use <text:span text:style-name="T15">Bitnami</text:span>.</text:p>
        </text:list-item>
      </text:list>
      <text:p text:style-name="Text_20_body"/>
      <text:p text:style-name="P4">Since our <text:span text:style-name="T23">project</text:span> deals with <text:span text:style-name="T23">making changes in the</text:span> Open edX source code we naturally opted for Open edX Devstack, <text:span text:style-name="T24">which is best suited for developers.</text:span></text:p>
      <text:p text:style-name="P4"/>
      <text:p text:style-name="P26">X.2 Open edX Devstack</text:p>
      <text:p text:style-name="P6"><text:span text:style-name="T7">Devstack is a Vagrant instance designed for local development. Devstack has the same system requirements as </text:span><text:span text:style-name="T8">Fullstack</text:span><text:span text:style-name="T7">. This allows </text:span><text:span text:style-name="T8">us</text:span><text:span text:style-name="T7"> to discover and fix system configuration issues early in development. </text:span><text:span text:style-name="T21">De</text:span>vstack simplifies certain production settings to make development more convenient. For example, <text:span text:style-name="T21">nginx</text:span> and <text:span text:style-name="T21">gunicron</text:span> are disabled in devstack; devstack uses Django’s runserver instead <text:span text:style-name="T21">in conformation with Open edX platform.</text:span></text:p>
      <text:p text:style-name="P6"/>
      <text:p text:style-name="P27">X.2.1 Installing a Vagrant based Devstack</text:p>
      <text:h text:style-name="P55" text:outline-level="2"><text:span text:style-name="T16">X</text:span><text:span text:style-name="T17">.2.1.</text:span><text:span text:style-name="T16">1</text:span><text:span text:style-name="T17"> Knowledge Prerequisites</text:span></text:h>
      <text:p text:style-name="P7">Devstack require<text:span text:style-name="T22">s</text:span> an understanding of the following items.</text:p>
      <text:list xml:id="list2879334248" text:style-name="L4">
        <text:list-item>
          <text:p text:style-name="P36">Basic terminal usage.</text:p>
        </text:list-item>
        <text:list-item>
          <text:p text:style-name="P36">Vagrant commands. </text:p>
        </text:list-item>
        <text:list-item>
          <text:p text:style-name="P36">Diagnosing and fixing failures may involve many different technologies and skills. It will <text:span text:style-name="T22">be</text:span> help<text:span text:style-name="T22">ful</text:span> to know these things.</text:p>
        </text:list-item>
      </text:list>
      <text:list xml:id="list1831927577" text:style-name="L5">
        <text:list-item>
          <text:list>
            <text:list-item>
              <text:p text:style-name="P37">The basics of how Python web applications are built, installed, and deployed. </text:p>
            </text:list-item>
            <text:list-item>
              <text:p text:style-name="P37">How to manage a Linux system, including supervisor. </text:p>
            </text:list-item>
            <text:list-item>
              <text:p text:style-name="P38"><text:soft-page-break/>The basics of configuration management and automation. Open edX uses Ansible to automate the installation process.</text:p>
            </text:list-item>
          </text:list>
        </text:list-item>
      </text:list>
      <text:list xml:id="list221755248674300" text:continue-list="list2879334248" text:style-name="L4">
        <text:list-item>
          <text:list>
            <text:list-header>
              <text:p text:style-name="P18"/>
            </text:list-header>
          </text:list>
        </text:list-item>
      </text:list>
      <text:p text:style-name="P5"/>
      <text:h text:style-name="P56" text:outline-level="2">X.2.1.2 Software Prerequisites</text:h>
      <text:p text:style-name="P8"><text:span text:style-name="T13"><text:s/></text:span>Devstack, fullstack, and analytics devstack require the following software.</text:p>
      <text:list xml:id="list21298975" text:style-name="L6">
        <text:list-item>
          <text:p text:style-name="P39"><text:span text:style-name="T25">VirtualBox</text:span> 4.3.12 or later. </text:p>
        </text:list-item>
        <text:list-item>
          <text:p text:style-name="P39"><text:span text:style-name="T25">Vagrant</text:span> 1.6.5 or later. </text:p>
        </text:list-item>
        <text:list-item>
          <text:p text:style-name="P21">An NFS (network file system) client, if your operating system does not include one. NFS allows devstack and fullstack virtual machines to share a common file system with host computers. </text:p>
        </text:list-item>
      </text:list>
      <text:p text:style-name="Text_20_body"/>
      <text:p text:style-name="P19"><text:span text:style-name="T15">X.2.1.3 Installation</text:span></text:p>
      <text:p text:style-name="P15"><text:span text:style-name="T27">X</text:span>.<text:span text:style-name="T27">2</text:span>.1.<text:span text:style-name="T27">3</text:span>.1. Selecting a Download Option</text:p>
      <text:p text:style-name="P13"/>
      <text:p text:style-name="P25">The Open edX virtual machine box file has a file size of approximately four gigabytes. To download the box file, <text:span text:style-name="T27">we</text:span> can use one of these methods.</text:p>
      <text:list xml:id="list2479392369" text:style-name="L7">
        <text:list-item>
          <text:p text:style-name="P40">Install devstack with a direct Vagrant box download. The first time <text:span text:style-name="T27">we</text:span> start the devstack virtual machine, the Vagrant virtual machine management tool downloads the box file. </text:p>
        </text:list-item>
        <text:list-item>
          <text:p text:style-name="P22">Use a BitTorrent client to download the Vagrant box file before <text:span text:style-name="T27">we</text:span> install devstack. The first time <text:span text:style-name="T27">we</text:span> start the devstack virtual machine, the Vagrant virtual machine management tool uses the previously downloaded box file. </text:p>
          <text:p text:style-name="P22"/>
        </text:list-item>
      </text:list>
      <text:p text:style-name="P13"><text:span text:style-name="T27">X</text:span>.<text:span text:style-name="T27">2</text:span>.1.<text:span text:style-name="T27">3</text:span>.<text:span text:style-name="T28">2 </text:span><text:s/><text:span text:style-name="T27">Install Devstack</text:span></text:p>
      <text:p text:style-name="P13"/>
      <text:p text:style-name="P25">To install devstack, follow these steps.</text:p>
      <text:list xml:id="list2981351849" text:style-name="L11">
        <text:list-item>
          <text:p text:style-name="P23">Ensure the <text:span text:style-name="Source_20_Text">nfsd</text:span> client is running. <text:span text:style-name="T28">We</text:span> can use the <text:span text:style-name="Source_20_Text">nfsd status</text:span> command.</text:p>
          <text:p text:style-name="P59">sudo nfsd status</text:p>
          <text:p text:style-name="P59">nfsd service is enabled</text:p>
          <text:p text:style-name="P67">nfsd is running (pid 313, 8 threads)</text:p>
          <text:p text:style-name="P23">If the nfsd service is not running, use the <text:span text:style-name="Source_20_Text">nfsd start</text:span> command.</text:p>
          <text:p text:style-name="P61">sudo nfsd start</text:p>
          <text:p text:style-name="P72">Starting the nfsd service</text:p>
        </text:list-item>
        <text:list-item>
          <text:p text:style-name="P23">Create a <text:span text:style-name="Source_20_Text">devstack</text:span> directory and navigate to it in the command prompt.</text:p>
          <text:p text:style-name="P59">mkdir devstack</text:p>
          <text:p text:style-name="P67">cd devstack</text:p>
        </text:list-item>
        <text:list-item>
          <text:p text:style-name="P23">Set the <text:span text:style-name="Source_20_Text"><text:span text:style-name="T15">OPENEDX_RELEASE</text:span></text:span><text:span text:style-name="T15"> </text:span>environment variable to the Git tag name of the release of the Open edX platform that <text:span text:style-name="T28">we</text:span> are installing.</text:p>
          <text:p text:style-name="P24">Set <text:span text:style-name="Source_20_Text"><text:span text:style-name="T15">OPENEDX_RELEASE</text:span></text:span><text:span text:style-name="T15"> </text:span>to <text:span text:style-name="Source_20_Text">master</text:span> to create devstack from master instead of a named Open edX release.<text:tab/><text:tab/><text:tab/><text:tab/><text:tab/><text:tab/><text:tab/><text:tab/><text:tab/><text:tab/><text:tab/>For example, <text:span text:style-name="Source_20_Text"><text:span text:style-name="T15">open-release/eucalyptus.1</text:span></text:span> is the Git tag name for the first <text:soft-page-break/>Eucalyptus release. The following command sets the value of the <text:span text:style-name="Source_20_Text"><text:span text:style-name="T15">OPENEDX_RELEASE</text:span></text:span> environment variable to <text:span text:style-name="Source_20_Text"><text:span text:style-name="T15">open-release/eucalyptus.1</text:span></text:span><text:span text:style-name="T15">.</text:span></text:p>
          <text:p text:style-name="P67">export OPENEDX_RELEASE="open-release/eucalyptus.1"</text:p>
        </text:list-item>
        <text:list-item>
          <text:p text:style-name="P23">Download the install script.</text:p>
          <text:p text:style-name="P67">curl -OL<text:tab/><text:tab/>https://raw.github.com/edx/configuration/$OPENEDX_RELEASE/util/install/install_stack.sh</text:p>
        </text:list-item>
        <text:list-item>
          <text:p text:style-name="P23">Run the install script to create and start the devstack virtual machine.</text:p>
          <text:p text:style-name="P67">bash install_stack.sh devstack</text:p>
          <text:p text:style-name="P23">If <text:span text:style-name="T28">we</text:span> destroy and recreate the virtual machine, Vagrant reuses the box file and does not download it again.<text:tab/><text:tab/><text:tab/><text:tab/><text:tab/><text:tab/><text:tab/><text:tab/><text:tab/><text:tab/><text:tab/>When prompted, <text:span text:style-name="T28">we need to </text:span>enter the administrator password for <text:span text:style-name="T28">our</text:span> local computer.</text:p>
        </text:list-item>
      </text:list>
      <text:p text:style-name="P25"/>
      <text:p text:style-name="P25"/>
      <text:p text:style-name="P20"><text:span text:style-name="T15">X.2.1.</text:span><text:span text:style-name="T19">4</text:span><text:span text:style-name="T15"> </text:span><text:span text:style-name="T19">Starting Open edX Devstack</text:span></text:p>
      <text:h text:style-name="P57" text:outline-level="2"><text:span text:style-name="T40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4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 Connecting to the Devstack Virtual Machine</text:span></text:a></text:h>
      <text:list xml:id="list4173612391" text:style-name="L12">
        <text:list-item>
          <text:p text:style-name="P28">To connect to the devstack virtual machine, <text:span text:style-name="T47">we can </text:span>use the following SSH command from the <text:span text:style-name="Source_20_Text"><text:span text:style-name="T36">devstack</text:span></text:span> directory.</text:p>
          <text:p text:style-name="P68">vagrant ssh</text:p>
        </text:list-item>
        <text:list-item>
          <text:p text:style-name="P28">To connect as the <text:span text:style-name="Strong_20_Emphasis">edxapp</text:span> user, <text:span text:style-name="T47">we can </text:span>run the following command.</text:p>
          <text:p text:style-name="P68">sudo su edxapp</text:p>
          <text:p text:style-name="P28">This command loads the edxapp environment from the file <text:span text:style-name="Source_20_Text"><text:span text:style-name="T15">/edx/app/edxapp/edxapp_env</text:span></text:span><text:span text:style-name="T15">.</text:span> This puts <text:span text:style-name="Source_20_Text"><text:span text:style-name="T15">venv python</text:span></text:span> in <text:span text:style-name="T47">our</text:span> search path.<text:tab/><text:span text:style-name="T30">This command also sets the current working directory to the edx-platform repository </text:span><text:span text:style-name="T29">(</text:span><text:span text:style-name="Source_20_Text"><text:span text:style-name="T29">/edx/app/edxapp/edx-platform</text:span></text:span><text:span text:style-name="T29">)</text:span></text:p>
        </text:list-item>
      </text:list>
      <text:h text:style-name="P58" text:outline-level="2"><text:span text:style-name="T40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4</text:span></text:a><text:span text:style-name="T41">.</text:span><text:span text:style-name="T40">2 Starting the components</text:span></text:h>
      <text:p text:style-name="P31"><text:span text:style-name="T30">After </text:span><text:span text:style-name="T31">we</text:span><text:span text:style-name="T30"> connect to the devstack virtual machine as the </text:span><text:span text:style-name="Strong_20_Emphasis"><text:span text:style-name="T30">edxapp</text:span></text:span><text:span text:style-name="T30"> user, </text:span><text:span text:style-name="T31">we</text:span><text:span text:style-name="T30"> can start the individual components.</text:span></text:p>
      <text:p text:style-name="P31"><text:span text:style-name="T40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4</text:span></text:a><text:span text:style-name="T41">.</text:span><text:span text:style-name="T40">2.1 Starting the LMS</text:span></text:p>
      <text:p text:style-name="P31">When <text:span text:style-name="T47">we</text:span> run the LMS on devstack, the command updates requirements and compiles assets, unless <text:span text:style-name="T47">we</text:span> use the <text:span text:style-name="Source_20_Text">fast</text:span> option.</text:p>
      <text:p text:style-name="P31">The command uses the file <text:span text:style-name="Source_20_Text"><text:span text:style-name="T15">lms/envs/devstack.py</text:span></text:span>. This file overrides production settings for the LMS.</text:p>
      <text:p text:style-name="P31">To run the LMS on devstack, follow these steps.</text:p>
      <text:list xml:id="list1447649823" text:style-name="L13">
        <text:list-item>
          <text:p text:style-name="P29"><text:span text:style-name="T32">Connect to the devstack virtual machine.</text:span></text:p>
        </text:list-item>
        <text:list-item>
          <text:p text:style-name="P29">Run the following command.</text:p>
          <text:p text:style-name="P69">paver devstack lms</text:p>
          <text:p text:style-name="P29"><text:soft-page-break/>Or, to start the LMS without updating requirements and compiling assets, use the <text:span text:style-name="Source_20_Text">fast</text:span> option.</text:p>
          <text:p text:style-name="P69">paver devstack lms --fast</text:p>
          <text:p text:style-name="P29">The LMS starts.</text:p>
        </text:list-item>
        <text:list-item>
          <text:p text:style-name="P29">Open the LMS in <text:span text:style-name="T47">our</text:span> browser at<text:span text:style-name="T44"> </text:span><text:a xlink:type="simple" xlink:href="http://localhost:8000/" text:style-name="Internet_20_link" text:visited-style-name="Visited_20_Internet_20_Link"><text:span text:style-name="Source_20_Text"><text:span text:style-name="T45">http://localhost:8000/</text:span></text:span></text:a><text:span text:style-name="T44">.</text:span><text:span text:style-name="T15"><text:tab/><text:tab/><text:tab/></text:span><text:span text:style-name="T12">Vagrant forwards port 8000 to the LMS server running in the virtual machine.</text:span></text:p>
          <text:p text:style-name="P32"/>
        </text:list-item>
      </text:list>
      <text:p text:style-name="P31"><text:span text:style-name="T40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4</text:span></text:a><text:span text:style-name="T41">.</text:span><text:span text:style-name="T40">2.2 Starting the Studio</text:span></text:p>
      <text:p text:style-name="P31">When <text:span text:style-name="T47">we</text:span> run Studio on devstack, the command updates requirements and compiles assets, unless you use the <text:span text:style-name="Source_20_Text">fast</text:span> option. <text:span text:style-name="T47">We</text:span> run Studio on devstack with the file <text:span text:style-name="Source_20_Text"><text:span text:style-name="T15">cms/envs/devstack.py</text:span></text:span>. This file overrides production settings for Studio.</text:p>
      <text:p text:style-name="P31">To run Studio on devstack, follow these steps.</text:p>
      <text:list xml:id="list1298899942" text:style-name="L14">
        <text:list-item>
          <text:p text:style-name="P33"><text:span text:style-name="T42">Connect to the devstack virtual machine.</text:span></text:p>
        </text:list-item>
        <text:list-item>
          <text:p text:style-name="P30">Run the following command.</text:p>
          <text:p text:style-name="P70">paver devstack studio</text:p>
          <text:p text:style-name="P30">Or, to start Studio without updating requirements and compiling assets,<text:span text:style-name="T47">we can</text:span> use the <text:span text:style-name="Source_20_Text">fast</text:span> option.</text:p>
          <text:p text:style-name="P70">paver devstack studio --fast</text:p>
          <text:p text:style-name="P30">Studio starts.</text:p>
        </text:list-item>
        <text:list-item>
          <text:p text:style-name="P30">Open Studio in <text:span text:style-name="T47">our</text:span> browser at <text:a xlink:type="simple" xlink:href="http://localhost:8001/" text:style-name="Internet_20_link" text:visited-style-name="Visited_20_Internet_20_Link"><text:span text:style-name="Source_20_Text"><text:span text:style-name="T38">http://localhost:8001/</text:span></text:span></text:a><text:span text:style-name="T39">.</text:span><text:span text:style-name="T43"><text:tab/></text:span><text:span text:style-name="T33"><text:tab/><text:tab/><text:tab/><text:tab/></text:span>Vagrant forwards port 8001 to the Studio server running in the virtual machine.</text:p>
        </text:list-item>
      </text:list>
      <text:h text:style-name="P80" text:outline-level="4"><text:span text:style-name="T40">X</text:span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2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1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1">.</text:span></text:a><text:a xlink:type="simple" xlink:href="http://edx.readthedocs.io/projects/edx-installing-configuring-and-running/en/latest/installation/devstack/start_devstack.html#id9" text:style-name="Internet_20_link" text:visited-style-name="Visited_20_Internet_20_Link"><text:span text:style-name="T40">4</text:span></text:a><text:span text:style-name="T41">.</text:span><text:span text:style-name="T40">2.3</text:span> Viewing Available Studio Commands</text:h>
      <text:p text:style-name="P31">To view all available commands for Studio, enter the following command.</text:p>
      <text:p text:style-name="P71">./manage.py cms -h –settings=devstack</text:p>
      <text:p text:style-name="P71"/>
      <text:p text:style-name="P71"/>
      <text:p text:style-name="P47">X.2.<text:span text:style-name="T46">2</text:span> Installing a <text:span text:style-name="T46">Docker</text:span> based Devstack</text:p>
      <text:p text:style-name="P45"><text:span text:style-name="T9">Starting from Open edX release - Hawthorn Devstack will be Docker based installation. </text:span>This <text:span text:style-name="T48">approach</text:span> is meant to replace the traditional Vagrant-based devstack with a multi-container approach driven by <text:span text:style-name="T48">Docker compose</text:span>. It is still in the beta testing phase. <text:span text:style-name="T48">This section deals with the steps of installing Devstack using a Docker container.</text:span></text:p>
      <text:p text:style-name="P48"><text:span text:style-name="T50">X.2.2.1 Prerequisites</text:span></text:p>
      <text:list xml:id="list3349869037" text:style-name="L19">
        <text:list-item>
          <text:p text:style-name="P49">This <text:span text:style-name="T49">installation </text:span>requires <text:span text:style-name="Strong_20_Emphasis">Docker 17.06+ CE</text:span>. <text:span text:style-name="T49">It</text:span> <text:span text:style-name="T49">is </text:span>recommend<text:span text:style-name="T49">ed</text:span> Docker Stable, but Docker Edge should work <text:span text:style-name="T49">as well. </text:span></text:p>
        </text:list-item>
        <text:list-item>
          <text:p text:style-name="P46">Make and pip</text:p>
          <text:p text:style-name="P46"><text:soft-page-break/>Linux users should <text:span text:style-name="Emphasis">not</text:span> be using the <text:span text:style-name="Source_20_Text"><text:span text:style-name="T36">overlay</text:span></text:span> storage driver. <text:span text:style-name="Source_20_Text"><text:span text:style-name="T15">overlay2</text:span></text:span> is tested and supported, but requires kernel version 4.0+. We can Check which storage driver our docker-daemon is configured to use through the following commands:</text:p>
        </text:list-item>
      </text:list>
      <text:p text:style-name="P73"><text:tab/><text:tab/><text:span text:style-name="T34">docker info | grep -i 'storage driver'</text:span></text:p>
      <text:p text:style-name="P74"><text:span text:style-name="T50"/></text:p>
      <text:p text:style-name="P41">X.2.2.2 Installing Docker and Docker compose</text:p>
      <text:p text:style-name="P50">X.2.2.2.1 Getting Docker for ubuntu</text:p>
      <text:p text:style-name="P43">X.2.2.2.1.1 Setting up the repository</text:p>
      <text:p text:style-name="P52"><text:span text:style-name="T10">Before we install Docker CE for the first time on a new host machine, we need to set up the Docker repository. Afterward, we can install and update Docker from the repository. The steps are mentioned below :</text:span></text:p>
      <text:list xml:id="list2702061558" text:style-name="L20">
        <text:list-item>
          <text:p text:style-name="P34">Update the <text:span text:style-name="Source_20_Text">apt</text:span> package index:</text:p>
          <text:p text:style-name="P75"><text:span text:style-name="Source_20_Text"><text:span text:style-name="T34">$ sudo apt-get update</text:span></text:span></text:p>
        </text:list-item>
        <text:list-item>
          <text:p text:style-name="P34">Install packages to allow <text:span text:style-name="Source_20_Text"><text:span text:style-name="T15">apt</text:span></text:span> to use a repository over <text:span text:style-name="T15">HTTPS</text:span>:</text:p>
          <text:p text:style-name="P62"><text:span text:style-name="Source_20_Text"><text:span text:style-name="T34">$ sudo apt-get install \</text:span></text:span></text:p>
          <text:p text:style-name="P62"><text:span text:style-name="Source_20_Text"><text:span text:style-name="T34"><text:s text:c="4"/>apt-transport-https \</text:span></text:span></text:p>
          <text:p text:style-name="P62"><text:span text:style-name="Source_20_Text"><text:span text:style-name="T34"><text:s text:c="4"/>ca-certificates \</text:span></text:span></text:p>
          <text:p text:style-name="P62"><text:span text:style-name="Source_20_Text"><text:span text:style-name="T34"><text:s text:c="4"/>curl \</text:span></text:span></text:p>
          <text:p text:style-name="P75"><text:span text:style-name="Source_20_Text"><text:span text:style-name="T34"><text:s text:c="4"/>software-properties-common</text:span></text:span></text:p>
        </text:list-item>
        <text:list-item>
          <text:p text:style-name="P34">Add Docker’s official GPG key:</text:p>
          <text:p text:style-name="P75"><text:span text:style-name="Source_20_Text"><text:span text:style-name="T34">$ curl -fsSL https://download.docker.com/linux/ubuntu/gpg | sudo apt-key add -</text:span></text:span></text:p>
          <text:p text:style-name="P34">Verify that you now have the key with the fingerprint <text:span text:style-name="Source_20_Text"><text:span text:style-name="T15">9DC8 5822 9FC7 DD38 854A</text:span></text:span><text:span text:style-name="Source_20_Text"> </text:span><text:span text:style-name="Source_20_Text"><text:span text:style-name="T15">E2D8 8D81 803C 0EBF CD88</text:span></text:span>, by searching for the last 8 characters of the fingerprint.</text:p>
          <text:p text:style-name="P62"><text:span text:style-name="Source_20_Text"><text:span text:style-name="T34">$ sudo apt-key fingerprint 0EBFCD88</text:span></text:span></text:p>
          <text:p text:style-name="P60"/>
          <text:p text:style-name="P62"><text:span text:style-name="Source_20_Text"><text:span text:style-name="T34">pub <text:s text:c="2"/>4096R/0EBFCD88 2017-02-22</text:span></text:span></text:p>
          <text:p text:style-name="P62"><text:span text:style-name="Source_20_Text"><text:span text:style-name="T34"><text:s text:c="6"/>Key fingerprint = 9DC8 5822 9FC7 DD38 854A <text:s/>E2D8 8D81 803C 0EBF CD88</text:span></text:span></text:p>
          <text:p text:style-name="P62"><text:span text:style-name="Source_20_Text"><text:span text:style-name="T34">uid <text:s text:c="17"/>Docker Release (CE deb) &lt;docker@docker.com&gt;</text:span></text:span></text:p>
          <text:p text:style-name="P75"><text:span text:style-name="Source_20_Text"><text:span text:style-name="T34">sub <text:s text:c="2"/>4096R/F273FCD8 2017-02-22</text:span></text:span></text:p>
        </text:list-item>
        <text:list-item>
          <text:p text:style-name="P34">Use the following command to set up the <text:span text:style-name="Strong_20_Emphasis">stable</text:span> repository. You always need the <text:span text:style-name="Strong_20_Emphasis">stable</text:span> repository, even if you want to install builds from the <text:span text:style-name="Strong_20_Emphasis">edge</text:span> or <text:span text:style-name="Strong_20_Emphasis">test</text:span> repositories as well. To add the <text:span text:style-name="Strong_20_Emphasis">edge</text:span> or <text:span text:style-name="Strong_20_Emphasis">test</text:span> repository, add the word <text:span text:style-name="Source_20_Text">edge</text:span> or <text:span text:style-name="Source_20_Text">test</text:span> (or both) after the word <text:span text:style-name="Source_20_Text">stable</text:span> in the commands below.</text:p>
          <text:p text:style-name="P63"><text:span text:style-name="Source_20_Text"><text:span text:style-name="T34">$ sudo add-apt-repository \</text:span></text:span></text:p>
          <text:p text:style-name="P63"><text:span text:style-name="Source_20_Text"><text:span text:style-name="T34"><text:s text:c="3"/>"deb [arch=amd64] https://download.docker.com/linux/ubuntu \</text:span></text:span></text:p>
          <text:p text:style-name="P63"><text:span text:style-name="Source_20_Text"><text:span text:style-name="T34"><text:s text:c="3"/>$(lsb_release -cs) \</text:span></text:span></text:p>
          <text:p text:style-name="P76"><text:span text:style-name="Source_20_Text"><text:span text:style-name="T34"><text:s text:c="3"/>stable"</text:span></text:span></text:p>
        </text:list-item>
      </text:list>
      <text:p text:style-name="P77"><text:span text:style-name="Source_20_Text"><text:span text:style-name="T35"/></text:span></text:p>
      <text:p text:style-name="P77"><text:span text:style-name="Source_20_Text"><text:span text:style-name="T35"/></text:span></text:p>
      <text:p text:style-name="P77"><text:span text:style-name="Source_20_Text"><text:span text:style-name="T35"/></text:span></text:p>
      <text:p text:style-name="P77"><text:span text:style-name="Source_20_Text"><text:span text:style-name="T35"/></text:span></text:p>
      <text:p text:style-name="P53"><text:soft-page-break/></text:p>
      <text:p text:style-name="P53">X.2.2.2.1.2 Installing Docker CE</text:p>
      <text:p text:style-name="P53"><text:span text:style-name="T37">1. Update the </text:span><text:span text:style-name="Source_20_Text"><text:span text:style-name="T37">apt</text:span></text:span><text:span text:style-name="T37"> package index.</text:span></text:p>
      <text:p text:style-name="P77"><text:span text:style-name="Source_20_Text"><text:span text:style-name="T34">$ sudo apt-get update</text:span></text:span></text:p>
      <text:p text:style-name="P78">2. Install the latest vesion of Docker CE</text:p>
      <text:p text:style-name="P65"><text:span text:style-name="Source_20_Text"><text:span text:style-name="T34">$ sudo apt-get install docker-ce</text:span></text:span></text:p>
      <text:p text:style-name="P77"><text:span text:style-name="Source_20_Text"><text:span text:style-name="T52">3. </text:span></text:span><text:bookmark text:name="5df0"/><text:span text:style-name="Source_20_Text"><text:span text:style-name="T52">Docker should now be installed, the daemon started, and the process enabled to start on boot. To check that its running we can use the following commands</text:span></text:span></text:p>
      <text:p text:style-name="P66"><text:bookmark text:name="f910"/>sudo systemctl status docker</text:p>
      <text:p text:style-name="P77"><text:span text:style-name="Source_20_Text"><text:span text:style-name="T52"/></text:span></text:p>
      <text:p text:style-name="P51"><text:span text:style-name="Source_20_Text"><text:span text:style-name="T55">X.2.2.2.1 Getting Docker </text:span></text:span><text:span text:style-name="Source_20_Text"><text:span text:style-name="T56">compose</text:span></text:span><text:span text:style-name="Source_20_Text"><text:span text:style-name="T55"> for ubuntu</text:span></text:span></text:p>
      <text:p text:style-name="P51"><text:span text:style-name="Source_20_Text"><text:span text:style-name="T51">On </text:span></text:span><text:span text:style-name="Source_20_Text"><text:span text:style-name="Strong_20_Emphasis"><text:span text:style-name="T54">Linux</text:span></text:span></text:span><text:span text:style-name="Source_20_Text"><text:span text:style-name="T51">, you can download the Docker Compose binary from the </text:span></text:span><text:span text:style-name="Source_20_Text"><text:span text:style-name="T53">Compose repository page on git hub. T</text:span></text:span><text:span text:style-name="Source_20_Text"><text:span text:style-name="T51">hese step by step instructions are also included below.</text:span></text:span></text:p>
      <text:list xml:id="list810025809" text:style-name="L23">
        <text:list-item>
          <text:p text:style-name="P35">Run this command to download the latest version of Docker Compose:</text:p>
          <text:p text:style-name="P79"><text:span text:style-name="Source_20_Text"><text:span text:style-name="T34">sudo curl -L https://github.com/docker/compose/releases/download/1.21.2/docker-compose-$(uname -s)-$(uname -m) -o /usr/local/bin/docker-compose</text:span></text:span></text:p>
          <text:p text:style-name="P81"><text:span text:style-name="T58">We should u</text:span>se the latest Compose release number in the download command.</text:p>
          <text:p text:style-name="P81">The above command is an <text:span text:style-name="Emphasis">example</text:span>, and it may become out-of-date. To ensure you have the latest version, check the <text:a xlink:type="simple" xlink:href="https://github.com/docker/compose/releases" office:target-frame-name="_blank" xlink:show="new" text:style-name="Internet_20_link" text:visited-style-name="Visited_20_Internet_20_Link">Compose repository release page on GitHub</text:a>.</text:p>
          <text:p text:style-name="P35">If you have problems installing with <text:span text:style-name="Source_20_Text">curl</text:span>, s<text:span text:style-name="T57">ee Alternative oprions link here.</text:span></text:p>
        </text:list-item>
        <text:list-item>
          <text:p text:style-name="P35">Apply executable permissions to the binary:</text:p>
          <text:p text:style-name="P79"><text:span text:style-name="Source_20_Text"><text:span text:style-name="T34">sudo chmod +x /usr/local/bin/docker-compose</text:span></text:span></text:p>
        </text:list-item>
        <text:list-item>
          <text:p text:style-name="P35">Test the installation.</text:p>
          <text:p text:style-name="P64"><text:span text:style-name="Source_20_Text"><text:span text:style-name="T34">$ docker-compose --version</text:span></text:span></text:p>
          <text:p text:style-name="P79"><text:span text:style-name="Source_20_Text"><text:span text:style-name="T34">docker-compose version 1.21.2, build 1719ceb</text:span></text:span></text:p>
        </text:list-item>
      </text:list>
      <text:p text:style-name="P44"/>
      <text:p text:style-name="P54">X.2.2.<text:span text:style-name="T60">3 Getting started</text:span></text:p>
      <text:p text:style-name="P48"/>
      <text:p text:style-name="P48"/>
      <text:p text:style-name="P41"><text:span text:style-name="T4"/></text:p>
      <text:p text:style-name="P48"><text:soft-page-break/></text:p>
      <text:p text:style-name="P41"><text:span text:style-name="T11"/></text:p>
      <text:p text:style-name="P42"/>
      <text:p text:style-name="P71"/>
      <text:p text:style-name="P71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6:16:06.802800842</meta:creation-date>
    <dc:date>2018-06-26T22:17:53.723281628</dc:date>
    <meta:editing-duration>PT1H40M15S</meta:editing-duration>
    <meta:editing-cycles>20</meta:editing-cycles>
    <meta:generator>LibreOffice/6.0.3.2$Linux_X86_64 LibreOffice_project/00m0$Build-2</meta:generator>
    <meta:document-statistic meta:table-count="0" meta:image-count="0" meta:object-count="0" meta:page-count="7" meta:paragraph-count="141" meta:word-count="1640" meta:character-count="10500" meta:non-whitespace-character-count="8945"/>
  </office:meta>
</office:document-meta>
</file>